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3fb077"/>
    </style:style>
    <style:style style:name="P9" style:family="paragraph" style:parent-style-name="Table_20_Contents">
      <style:text-properties officeooo:rsid="001b7205" officeooo:paragraph-rsid="0041ae76"/>
    </style:style>
    <style:style style:name="P10" style:family="paragraph" style:parent-style-name="Table_20_Contents">
      <style:text-properties officeooo:rsid="001b7205" officeooo:paragraph-rsid="0042f245"/>
    </style:style>
    <style:style style:name="P11" style:family="paragraph" style:parent-style-name="Table_20_Contents">
      <style:text-properties officeooo:rsid="001b7205" officeooo:paragraph-rsid="005829fc"/>
    </style:style>
    <style:style style:name="P12" style:family="paragraph" style:parent-style-name="Table_20_Contents">
      <style:text-properties officeooo:rsid="001b7205" officeooo:paragraph-rsid="00590921"/>
    </style:style>
    <style:style style:name="P13" style:family="paragraph" style:parent-style-name="Table_20_Contents">
      <style:text-properties officeooo:rsid="001c2620" officeooo:paragraph-rsid="001c2620"/>
    </style:style>
    <style:style style:name="P14" style:family="paragraph" style:parent-style-name="Table_20_Contents">
      <style:text-properties officeooo:paragraph-rsid="001ebcb1"/>
    </style:style>
    <style:style style:name="P15" style:family="paragraph" style:parent-style-name="Table_20_Contents">
      <style:text-properties officeooo:paragraph-rsid="00132996"/>
    </style:style>
    <style:style style:name="P16" style:family="paragraph" style:parent-style-name="Text_20_body">
      <style:paragraph-properties fo:text-align="center" style:justify-single-word="false"/>
      <style:text-properties officeooo:paragraph-rsid="00246b53"/>
    </style:style>
    <style:style style:name="P17" style:family="paragraph" style:parent-style-name="Table_20_Contents">
      <style:text-properties officeooo:paragraph-rsid="002697ab"/>
    </style:style>
    <style:style style:name="P18" style:family="paragraph" style:parent-style-name="Table_20_Contents">
      <style:text-properties officeooo:paragraph-rsid="002e1f4c"/>
    </style:style>
    <style:style style:name="P19" style:family="paragraph" style:parent-style-name="Table_20_Contents">
      <style:text-properties officeooo:paragraph-rsid="002e2d3e"/>
    </style:style>
    <style:style style:name="P20" style:family="paragraph" style:parent-style-name="Table_20_Contents">
      <style:text-properties officeooo:paragraph-rsid="0032694d"/>
    </style:style>
    <style:style style:name="P21" style:family="paragraph" style:parent-style-name="Table_20_Contents">
      <style:text-properties officeooo:paragraph-rsid="0035b93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8e06" style:font-weight-asian="bold" style:font-weight-complex="bold"/>
    </style:style>
    <style:style style:name="T4" style:family="text">
      <style:text-properties fo:font-weight="bold" officeooo:rsid="0051be0c" style:font-weight-asian="bold" style:font-weight-complex="bold"/>
    </style:style>
    <style:style style:name="T5" style:family="text">
      <style:text-properties fo:font-size="12pt" officeooo:rsid="00246b53" style:font-size-asian="12pt" style:font-size-complex="12pt"/>
    </style:style>
    <style:style style:name="T6" style:family="text">
      <style:text-properties fo:font-size="12pt" officeooo:rsid="005ac241" style:font-size-asian="12pt" style:font-size-complex="12pt"/>
    </style:style>
    <style:style style:name="T7" style:family="text">
      <style:text-properties officeooo:rsid="00132996"/>
    </style:style>
    <style:style style:name="T8" style:family="text">
      <style:text-properties officeooo:rsid="001b7205"/>
    </style:style>
    <style:style style:name="T9" style:family="text">
      <style:text-properties officeooo:rsid="001c2620"/>
    </style:style>
    <style:style style:name="T10" style:family="text">
      <style:text-properties officeooo:rsid="001ebcb1"/>
    </style:style>
    <style:style style:name="T11" style:family="text">
      <style:text-properties officeooo:rsid="001ef92c"/>
    </style:style>
    <style:style style:name="T12" style:family="text">
      <style:text-properties officeooo:rsid="00246b53"/>
    </style:style>
    <style:style style:name="T13" style:family="text">
      <style:text-properties officeooo:rsid="002697ab"/>
    </style:style>
    <style:style style:name="T14" style:family="text">
      <style:text-properties officeooo:rsid="0028633e"/>
    </style:style>
    <style:style style:name="T15" style:family="text">
      <style:text-properties fo:font-size="14pt" officeooo:rsid="001b7205" style:font-size-asian="14pt" style:font-size-complex="14pt"/>
    </style:style>
    <style:style style:name="T16" style:family="text">
      <style:text-properties fo:font-size="14pt" officeooo:rsid="00079aa8" style:font-size-asian="14pt" style:font-size-complex="14pt"/>
    </style:style>
    <style:style style:name="T17" style:family="text">
      <style:text-properties fo:font-size="14pt" officeooo:rsid="002dad21" style:font-size-asian="14pt" style:font-size-complex="14pt"/>
    </style:style>
    <style:style style:name="T18" style:family="text">
      <style:text-properties fo:font-size="14pt" officeooo:rsid="003da85c" style:font-size-asian="14pt" style:font-size-complex="14pt"/>
    </style:style>
    <style:style style:name="T19" style:family="text">
      <style:text-properties fo:font-size="14pt" officeooo:rsid="00518e06" style:font-size-asian="14pt" style:font-size-complex="14pt"/>
    </style:style>
    <style:style style:name="T20" style:family="text">
      <style:text-properties fo:font-size="14pt" officeooo:rsid="005c5823" style:font-size-asian="14pt" style:font-size-complex="14pt"/>
    </style:style>
    <style:style style:name="T21" style:family="text">
      <style:text-properties officeooo:rsid="002aee4a"/>
    </style:style>
    <style:style style:name="T22" style:family="text">
      <style:text-properties officeooo:rsid="002e1f4c"/>
    </style:style>
    <style:style style:name="T23" style:family="text">
      <style:text-properties officeooo:rsid="002e2d3e"/>
    </style:style>
    <style:style style:name="T24" style:family="text">
      <style:text-properties officeooo:rsid="002faa2e"/>
    </style:style>
    <style:style style:name="T25" style:family="text">
      <style:text-properties officeooo:rsid="0036e770"/>
    </style:style>
    <style:style style:name="T26" style:family="text">
      <style:text-properties officeooo:rsid="003e1a02"/>
    </style:style>
    <style:style style:name="T27" style:family="text">
      <style:text-properties officeooo:rsid="003fb077"/>
    </style:style>
    <style:style style:name="T28" style:family="text">
      <style:text-properties officeooo:rsid="003fbfb4"/>
    </style:style>
    <style:style style:name="T29" style:family="text">
      <style:text-properties officeooo:rsid="0041ae76"/>
    </style:style>
    <style:style style:name="T30" style:family="text">
      <style:text-properties officeooo:rsid="0043b810"/>
    </style:style>
    <style:style style:name="T31" style:family="text">
      <style:text-properties officeooo:rsid="00458d80"/>
    </style:style>
    <style:style style:name="T32" style:family="text">
      <style:text-properties officeooo:rsid="0048b904"/>
    </style:style>
    <style:style style:name="T33" style:family="text">
      <style:text-properties officeooo:rsid="00490e7b"/>
    </style:style>
    <style:style style:name="T34" style:family="text">
      <style:text-properties officeooo:rsid="004a8b6f"/>
    </style:style>
    <style:style style:name="T35" style:family="text">
      <style:text-properties officeooo:rsid="00518e06"/>
    </style:style>
    <style:style style:name="T36" style:family="text">
      <style:text-properties officeooo:rsid="0051be0c"/>
    </style:style>
    <style:style style:name="T37" style:family="text">
      <style:text-properties officeooo:rsid="0052ee04"/>
    </style:style>
    <style:style style:name="T38" style:family="text">
      <style:text-properties officeooo:rsid="0053515e"/>
    </style:style>
    <style:style style:name="T39" style:family="text">
      <style:text-properties officeooo:rsid="0056ccac"/>
    </style:style>
    <style:style style:name="T40" style:family="text">
      <style:text-properties officeooo:rsid="00584645"/>
    </style:style>
    <style:style style:name="T41" style:family="text">
      <style:text-properties officeooo:rsid="00590921"/>
    </style:style>
    <style:style style:name="T42" style:family="text">
      <style:text-properties officeooo:rsid="0059c84b"/>
    </style:style>
    <style:style style:name="T4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<text:span text:style-name="T35">3</text:span></text:p>
      <text:p text:style-name="P2"><text:span text:style-name="T1">Materia: <text:tab/><text:tab/></text:span><text:span text:style-name="T3">Ingl</text:span><text:span text:style-name="T4">é</text:span><text:span text:style-name="T3">s <text:s/>IX/X</text:span></text:p>
      <text:p text:style-name="P2"><text:span text:style-name="T1">Licenciatura: <text:tab/>I</text:span><text:span text:style-name="T2">nterpretación y Traducción</text:span></text:p>
      <text:p text:style-name="P4">Grupo:<text:tab/><text:tab/><text:span text:style-name="T35">9</text:span>A. <text:span text:style-name="T35">9B, 9C, 10A</text:span></text:p>
      <text:p text:style-name="Standard"/>
      <text:p text:style-name="P16"><text:span text:style-name="Strong_20_Emphasis"><text:span text:style-name="T19">1P </text:span></text:span><text:span text:style-name="Strong_20_Emphasis"><text:span text:style-name="T15">Exa</text:span></text:span><text:span text:style-name="Strong_20_Emphasis"><text:span text:style-name="T18">m</text:span></text:span><text:span text:style-name="Strong_20_Emphasis"><text:span text:style-name="T16"> </text:span></text:span><text:span text:style-name="Strong_20_Emphasis"><text:span text:style-name="T17">[Factor = </text:span></text:span><text:span text:style-name="Strong_20_Emphasis"><text:span text:style-name="T20">0</text:span></text:span><text:span text:style-name="Strong_20_Emphasis"><text:span text:style-name="T19">.</text:span></text:span><text:span text:style-name="Strong_20_Emphasis"><text:span text:style-name="T20">2381</text:span></text:span><text:span text:style-name="Strong_20_Emphasis"><text:span text:style-name="T17">]</text:span></text:span></text:p>
      <text:p text:style-name="P16"><text:span text:style-name="Strong_20_Emphasis"><text:span text:style-name="T5">Three (3) points awarded per subtask; subtasks evaluated on a scale of 0.0-1.0; </text:span></text:span><text:span text:style-name="Strong_20_Emphasis"><text:span text:style-name="T6">42</text:span></text:span><text:span text:style-name="Strong_20_Emphasis"><text:span text:style-name="T5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2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2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2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8">Task 1 </text:span></text:span><text:span text:style-name="Strong_20_Emphasis"><text:span text:style-name="T25">(</text:span></text:span><text:span text:style-name="Strong_20_Emphasis"><text:span text:style-name="T36">6</text:span></text:span><text:span text:style-name="Strong_20_Emphasis"><text:span text:style-name="T25"> pts)</text:span></text:span></text:p>
                  <text:p text:style-name="P18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9"><text:span text:style-name="T27">R</text:span><text:span text:style-name="T10">esponse </text:span><text:span text:style-name="T9">provided: </text:span><text:span text:style-name="T10">a</text:span><text:span text:style-name="T26">) </text:span><text:span text:style-name="T29">compare </text:span><text:span text:style-name="T36">and contrast English, Spanish, and Chinese</text:span><text:span text:style-name="T29">; </text:span><text:span text:style-name="T26">answers are </text:span><text:span text:style-name="T24">highly accurate </text:span><text:span text:style-name="T36">and supported</text:span></text:p>
                  <text:p text:style-name="P10"/>
                </table:table-cell>
                <table:table-cell table:style-name="Table1.A1" office:value-type="string">
                  <text:p text:style-name="P6"><text:span text:style-name="T22">T</text:span><text:span text:style-name="T9">he a</text:span>ccount provide<text:span text:style-name="T9">s</text:span> complete information; <text:span text:style-name="T9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13"><text:span text:style-name="T23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4"><text:span text:style-name="Strong_20_Emphasis"><text:span text:style-name="T10">Task 2 </text:span></text:span><text:span text:style-name="Strong_20_Emphasis"><text:span text:style-name="T25">(</text:span></text:span><text:span text:style-name="Strong_20_Emphasis"><text:span text:style-name="T37">9</text:span></text:span><text:span text:style-name="Strong_20_Emphasis"><text:span text:style-name="T25"> pts)</text:span></text:span></text:p>
                  <text:p text:style-name="P19"><text:span text:style-name="Strong_20_Emphasis"/></text:p>
                </table:table-cell>
                <table:table-cell table:style-name="Table1.A1" office:value-type="string">
                  <text:p text:style-name="P9"><text:span text:style-name="T27">R</text:span><text:span text:style-name="T10">esponse </text:span><text:span text:style-name="T9">provided: </text:span><text:span text:style-name="T10">a</text:span><text:span text:style-name="T26">) </text:span><text:span text:style-name="T37">utility of </text:span><text:span text:style-name="T26">reduction of language into linguistic elements</text:span><text:span text:style-name="T30">; b) </text:span><text:span text:style-name="T37">definition of </text:span><text:span text:style-name="T30">a generative text model; </text:span><text:span text:style-name="T37">c) basis of Bayesian probability calcs; </text:span><text:span text:style-name="T26">answers are </text:span><text:span text:style-name="T24">highly accurate</text:span></text:p>
                  <text:p text:style-name="P9"/>
                </table:table-cell>
                <table:table-cell table:style-name="Table1.A1" office:value-type="string">
                  <text:p text:style-name="P6"><text:span text:style-name="T22">T</text:span><text:span text:style-name="T9">he a</text:span>ccount provide<text:span text:style-name="T9">s</text:span> complete information; <text:span text:style-name="T9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13"><text:span text:style-name="T23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5"><text:span text:style-name="Strong_20_Emphasis"><text:span text:style-name="T7">T</text:span></text:span><text:span text:style-name="Strong_20_Emphasis"><text:span text:style-name="T11">ask 3 </text:span></text:span><text:span text:style-name="Strong_20_Emphasis"><text:span text:style-name="T25">(</text:span></text:span><text:span text:style-name="Strong_20_Emphasis"><text:span text:style-name="T38">9</text:span></text:span><text:span text:style-name="Strong_20_Emphasis"><text:span text:style-name="T25"> pts)</text:span></text:span></text:p>
                  <text:p text:style-name="P21"><text:span text:style-name="Strong_20_Emphasis"/></text:p>
                </table:table-cell>
                <table:table-cell table:style-name="Table1.A1" office:value-type="string">
                  <text:p text:style-name="P8"><text:span text:style-name="T27">R</text:span><text:span text:style-name="T10">esponse </text:span><text:span text:style-name="T9">provided: </text:span><text:span text:style-name="T10">a</text:span><text:span text:style-name="T26">) </text:span><text:span text:style-name="T31">define “planetary threshold”; b) the Earth as a marble on a Chinese checkerboard </text:span><text:span text:style-name="T38">(systems analysis)</text:span><text:span text:style-name="T31">; </text:span><text:span text:style-name="T38">c) describe the prescriptive changes given by the authors; </text:span><text:span text:style-name="T26">answers are </text:span><text:span text:style-name="T24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2">T</text:span><text:span text:style-name="T9">he a</text:span>ccount provide<text:span text:style-name="T9">s</text:span> complete information; <text:span text:style-name="T9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13"><text:span text:style-name="T23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7"><text:span text:style-name="Strong_20_Emphasis"><text:span text:style-name="T13">Task 4 </text:span></text:span><text:span text:style-name="Strong_20_Emphasis"><text:span text:style-name="T25">(</text:span></text:span><text:span text:style-name="Strong_20_Emphasis"><text:span text:style-name="T39">6</text:span></text:span><text:span text:style-name="Strong_20_Emphasis"><text:span text:style-name="T25"> pts)</text:span></text:span></text:p>
                  <text:p text:style-name="P20"><text:span text:style-name="Strong_20_Emphasis"/></text:p>
                </table:table-cell>
                <table:table-cell table:style-name="Table1.A5" office:value-type="string">
                  <text:p text:style-name="P11"><text:span text:style-name="T27">R</text:span><text:span text:style-name="T10">esponse </text:span><text:span text:style-name="T9">provided: </text:span><text:span text:style-name="T10">a</text:span><text:span text:style-name="T26">) </text:span><text:span text:style-name="T40">should </text:span><text:span text:style-name="T26">continue to embrace an academic style that uses the third person point of view? </text:span><text:span text:style-name="T39">(b</text:span><text:span text:style-name="T26">ased on the </text:span><text:span text:style-name="T39">reading)</text:span><text:span text:style-name="T26">; </text:span><text:span text:style-name="T32">b) thoughts on academic style? informalities in written academic</text:span></text:p>
                  <text:p text:style-name="P11"><text:span text:style-name="T32">discourse lessen the genre’s authority? Do you enjoy writing in an academic style?; </text:span><text:span text:style-name="T22"><text:s/></text:span><text:span text:style-name="T26">answers are </text:span><text:span text:style-name="T24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2">T</text:span><text:span text:style-name="T9">he a</text:span>ccount provide<text:span text:style-name="T9">s</text:span> complete information; <text:span text:style-name="T9">statements are complete, logical </text:span><text:span text:style-name="T21">and well-formed</text:span></text:p>
                </table:table-cell>
                <table:table-cell table:style-name="Table1.A5" office:value-type="string">
                  <text:p text:style-name="P13"><text:span text:style-name="T23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17"><text:span text:style-name="Strong_20_Emphasis"><text:span text:style-name="T13">Task </text:span></text:span><text:span text:style-name="Strong_20_Emphasis"><text:span text:style-name="T14">5 </text:span></text:span><text:span text:style-name="Strong_20_Emphasis"><text:span text:style-name="T25">(</text:span></text:span><text:span text:style-name="Strong_20_Emphasis"><text:span text:style-name="T28">6</text:span></text:span><text:span text:style-name="Strong_20_Emphasis"><text:span text:style-name="T25"> pts)</text:span></text:span></text:p>
                  <text:p text:style-name="P20"/>
                </table:table-cell>
                <table:table-cell table:style-name="Table1.A1" office:value-type="string">
                  <text:p text:style-name="P12"><text:span text:style-name="T27">R</text:span><text:span text:style-name="T10">esponse </text:span><text:span text:style-name="T9">provided: </text:span><text:span text:style-name="T10">a</text:span><text:span text:style-name="T26">) </text:span><text:span text:style-name="T41">s</text:span><text:span text:style-name="T26">ummarize the entire novel, "Charlotte's</text:span></text:p>
                  <text:p text:style-name="P12"><text:span text:style-name="T33">Web" in about one+ paragraph(s);</text:span><text:span text:style-name="T22"> </text:span><text:span text:style-name="T26">answers are </text:span><text:span text:style-name="T24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2">T</text:span><text:span text:style-name="T9">he a</text:span>ccount provide<text:span text:style-name="T9">s</text:span> complete information; <text:span text:style-name="T9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13"><text:span text:style-name="T23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7"><text:span text:style-name="Strong_20_Emphasis"><text:span text:style-name="T13">Task </text:span></text:span><text:span text:style-name="Strong_20_Emphasis"><text:span text:style-name="T28">6</text:span></text:span><text:span text:style-name="Strong_20_Emphasis"><text:span text:style-name="T14"> </text:span></text:span><text:span text:style-name="Strong_20_Emphasis"><text:span text:style-name="T25">(</text:span></text:span><text:span text:style-name="Strong_20_Emphasis"><text:span text:style-name="T41">6 </text:span></text:span><text:span text:style-name="Strong_20_Emphasis"><text:span text:style-name="T25">pts)</text:span></text:span></text:p>
                  <text:p text:style-name="P20"/>
                </table:table-cell>
                <table:table-cell table:style-name="Table1.A5" office:value-type="string">
                  <text:p text:style-name="P12"><text:span text:style-name="T27">R</text:span><text:span text:style-name="T10">esponse </text:span><text:span text:style-name="T9">provided: </text:span><text:span text:style-name="T10">a</text:span><text:span text:style-name="T26">) </text:span><text:span text:style-name="T42">def.s </text:span><text:span text:style-name="T26">five (5) memorized “science”</text:span></text:p>
                  <text:p text:style-name="P12"><text:span text:style-name="T26">vocabulary word</text:span><text:span text:style-name="T41">s</text:span><text:span text:style-name="T26">; </text:span><text:span text:style-name="T34">b) </text:span><text:span text:style-name="T42">def.s </text:span><text:span text:style-name="T34">five (5) memorized “literature”</text:span></text:p>
                  <text:p text:style-name="P12"><text:span text:style-name="T34">vocabulary words; </text:span><text:span text:style-name="T22"><text:s/></text:span><text:span text:style-name="T26">answers are </text:span><text:span text:style-name="T24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2">T</text:span><text:span text:style-name="T9">he a</text:span>ccount provide<text:span text:style-name="T9">s</text:span> complete information; <text:span text:style-name="T9">statements are complete, logical </text:span><text:span text:style-name="T21">and well-formed</text:span></text:p>
                </table:table-cell>
                <table:table-cell table:style-name="Table1.A5" office:value-type="string">
                  <text:p text:style-name="P13"><text:span text:style-name="T23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6-04T17:47:35.434622188</dc:date>
    <meta:editing-duration>PT4H9M42S</meta:editing-duration>
    <meta:editing-cycles>72</meta:editing-cycles>
    <meta:generator>LibreOffice/7.3.7.2$Linux_X86_64 LibreOffice_project/30$Build-2</meta:generator>
    <meta:document-statistic meta:table-count="1" meta:image-count="1" meta:object-count="0" meta:page-count="2" meta:paragraph-count="39" meta:word-count="361" meta:character-count="2439" meta:non-whitespace-character-count="2106"/>
  </office:meta>
</office:document-meta>
</file>